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5.071cm" style:rel-column-width="19548*"/>
    </style:style>
    <style:style style:name="Tableau6.B" style:family="table-column">
      <style:table-column-properties style:column-width="9.768cm" style:rel-column-width="37656*"/>
    </style:style>
    <style:style style:name="Tableau6.C" style:family="table-column">
      <style:table-column-properties style:column-width="2.161cm" style:rel-column-width="8331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64cm" fo:margin-left="1.242cm" table:align="left"/>
    </style:style>
    <style:style style:name="Tableau1.A" style:family="table-column">
      <style:table-column-properties style:column-width="4.433cm"/>
    </style:style>
    <style:style style:name="Tableau1.B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17" style:family="paragraph" style:parent-style-name="Text_20_body" style:list-style-name="L1"/>
    <style:style style:name="P18" style:family="paragraph" style:parent-style-name="Table_20_Contents">
      <style:text-properties fo:font-size="11pt" style:font-size-asian="11pt" style:font-size-complex="11pt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Table_20_Heading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VéloLibertéSanté</text:p>
            <text:p text:style-name="P7"/>
          </table:table-cell>
          <table:table-cell table:style-name="Tableau6.A1" office:value-type="string">
            <text:p text:style-name="Table_20_Heading">GL – Projet 2</text:p>
            <text:p text:style-name="P9"/>
            <text:p text:style-name="P21">Ordre du jour de la réunion client du 16/10/2013</text:p>
            <text:p text:style-name="Table_20_Contents"/>
          </table:table-cell>
          <table:table-cell table:style-name="Tableau6.A1" office:value-type="string">
            <text:p text:style-name="P8"/>
            <text:p text:style-name="P8">ELOG</text:p>
          </table:table-cell>
        </table:table-row>
      </table:table>
      <text:p text:style-name="P16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15">Auteurs</text:p>
          </table:table-cell>
          <table:table-cell table:style-name="Tableau1.A1" office:value-type="string">
            <text:p text:style-name="P15">Approbateurs</text:p>
          </table:table-cell>
          <table:table-cell table:style-name="Tableau1.C1" office:value-type="string">
            <text:p text:style-name="P15">Validation</text:p>
          </table:table-cell>
        </table:table-row>
        <table:table-row>
          <table:table-cell table:style-name="Tableau1.A3" office:value-type="string">
            <text:p text:style-name="P13">Samir AZZAG</text:p>
            <text:p text:style-name="P13">Éloi PERDEREAU</text:p>
            <text:p text:style-name="P13">Grégory ROLLAND</text:p>
          </table:table-cell>
          <table:table-cell table:style-name="Tableau1.B3" office:value-type="string">
            <text:p text:style-name="P13">Linda FAURE</text:p>
          </table:table-cell>
          <table:table-cell table:style-name="Tableau1.C3" office:value-type="string">
            <text:p text:style-name="P2">Esteban ERONE</text:p>
          </table:table-cell>
        </table:table-row>
        <table:table-row>
          <table:table-cell table:style-name="Tableau1.A3" office:value-type="string">
            <text:p text:style-name="P14">Livré le : 15/10</text:p>
          </table:table-cell>
          <table:table-cell table:style-name="Tableau1.B3" office:value-type="string">
            <text:p text:style-name="P14">Approuvé le :15/10</text:p>
          </table:table-cell>
          <table:table-cell table:style-name="Tableau1.C3" office:value-type="string">
            <text:p text:style-name="P14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>Esteban ERONE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13">Samir AZZAG</text:p>
            <text:p text:style-name="P13">Linda FAURE</text:p>
            <text:p text:style-name="P13">Oualid NAJI</text:p>
            <text:p text:style-name="P13">Éloi PERDEREAU</text:p>
            <text:p text:style-name="P13">Grégory ROLLAND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Éloi PERDEREAU</text:p>
          </table:table-cell>
          <table:table-cell table:style-name="Tableau4.C4" office:value-type="string">
            <text:p text:style-name="P2">15/10</text:p>
          </table:table-cell>
          <table:table-cell table:style-name="Tableau4.D4" office:value-type="string">
            <text:p text:style-name="P2">Création du document.</text:p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20" text:outline-level="2">Ordre du jour de la réunion client du 16/10/2013</text:h>
      <text:p text:style-name="Text_20_body"/>
      <text:h text:style-name="Heading_20_3" text:outline-level="3">Approbation du compte rendu de la réunion du 09/10.</text:h>
      <text:h text:style-name="Heading_20_3" text:outline-level="3">Général</text:h>
      <text:list xml:id="list21015672241" text:style-name="L1">
        <text:list-item>
          <text:p text:style-name="P17">Présentation d'une maquette pour le cas d'utilisation « gestion des éléments ».</text:p>
        </text:list-item>
        <text:list-item>
          <text:p text:style-name="P17">Discussion des différents cas d'utilisations identifiés ainsi que de leur application.</text:p>
        </text:list-item>
        <text:list-item>
          <text:p text:style-name="P17">Évocation du travail à réaliser pour la semaine suivante.</text:p>
        </text:list-item>
      </text:list>
      <text:h text:style-name="Heading_20_3" text:outline-level="3">Diver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15T13:50:23</dc:date>
    <dc:creator>PERDEREAU Eloi</dc:creator>
    <meta:editing-duration>PT1H31M12S</meta:editing-duration>
    <meta:editing-cycles>18</meta:editing-cycles>
    <meta:generator>LibreOffice/3.5$Linux_x86 LibreOffice_project/350m1$Build-2</meta:generator>
    <dc:title>Fiche d'itération</dc:title>
    <meta:document-statistic meta:table-count="5" meta:image-count="0" meta:object-count="0" meta:page-count="2" meta:paragraph-count="48" meta:word-count="140" meta:character-count="821" meta:non-whitespace-character-count="730"/>
  </office:meta>
</office:document-meta>
</file>